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4.25pt" officeooo:rsid="00168440" officeooo:paragraph-rsid="00168440"/>
    </style:style>
    <style:style style:name="P2" style:family="paragraph" style:parent-style-name="Standard">
      <style:text-properties style:font-name="sans-serif" fo:font-size="13.5pt"/>
    </style:style>
    <style:style style:name="P3" style:family="paragraph" style:parent-style-name="Standard">
      <style:text-properties style:font-name="sans-serif" fo:font-size="13.5pt" officeooo:paragraph-rsid="00168440"/>
    </style:style>
    <style:style style:name="P4" style:family="paragraph" style:parent-style-name="Standard">
      <style:text-properties style:font-name="sans-serif" fo:font-size="13.5pt" officeooo:rsid="00168440" officeooo:paragraph-rsid="00168440"/>
    </style:style>
    <style:style style:name="P5" style:family="paragraph" style:parent-style-name="Standard">
      <style:text-properties style:font-name="sans-serif" fo:font-size="13.5pt" officeooo:rsid="0017505d" officeooo:paragraph-rsid="0017505d"/>
    </style:style>
    <style:style style:name="P6" style:family="paragraph" style:parent-style-name="Standard">
      <style:text-properties style:font-name="sans-serif" fo:font-size="13.5pt" officeooo:rsid="001803e9" officeooo:paragraph-rsid="001803e9"/>
    </style:style>
    <style:style style:name="P7" style:family="paragraph" style:parent-style-name="Standard">
      <style:text-properties style:font-name="sans-serif" fo:font-size="13.5pt" officeooo:rsid="00183823" officeooo:paragraph-rsid="00183823"/>
    </style:style>
    <style:style style:name="P8" style:family="paragraph" style:parent-style-name="Standard">
      <style:text-properties style:font-name="sans-serif" fo:font-size="13.5pt" officeooo:rsid="00185ecf" officeooo:paragraph-rsid="00185ecf"/>
    </style:style>
    <style:style style:name="P9" style:family="paragraph" style:parent-style-name="Standard">
      <style:text-properties officeooo:rsid="00185ecf" officeooo:paragraph-rsid="00185ecf"/>
    </style:style>
    <style:style style:name="P10" style:family="paragraph" style:parent-style-name="Standard">
      <style:text-properties officeooo:rsid="001a5463" officeooo:paragraph-rsid="001a5463"/>
    </style:style>
    <style:style style:name="T1" style:family="text">
      <style:text-properties fo:font-size="9.75pt"/>
    </style:style>
    <style:style style:name="T2" style:family="text">
      <style:text-properties officeooo:rsid="0017505d"/>
    </style:style>
    <style:style style:name="T3" style:family="text">
      <style:text-properties style:font-name="sans-serif" fo:font-size="13.5pt"/>
    </style:style>
    <style:style style:name="T4" style:family="text">
      <style:text-properties style:font-name="sans-serif" fo:font-size="13.5pt" officeooo:rsid="00168440"/>
    </style:style>
    <style:style style:name="T5" style:family="text">
      <style:text-properties style:font-name="sans-serif" fo:font-size="13.5pt" officeooo:rsid="001a5463"/>
    </style:style>
    <style:style style:name="T6" style:family="text">
      <style:text-properties style:font-name="sans-serif" fo:font-size="9.7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t 2: Number Conversions (10 points)</text:p>
      <text:p text:style-name="P2"/>
      <text:p text:style-name="P2">1. Convert the unsigned binary number (101010)<text:span text:style-name="T1">2 </text:span>to decimal.</text:p>
      <text:p text:style-name="P4">0+2^1+0+2^<text:span text:style-name="T2">3</text:span>+0+2^<text:span text:style-name="T2">5</text:span> =</text:p>
      <text:p text:style-name="P5">0+2+0+8+0+32 = 42</text:p>
      <text:p text:style-name="P2"/>
      <text:p text:style-name="P3">2. Convert the unsigned binary number (101101101101)<text:span text:style-name="T1">2 </text:span>to decimal.</text:p>
      <text:p text:style-name="P5">2^0+0+2^1+2^3+0+2^5+2^6+0+2^8+2^9+0+2^11=2923</text:p>
      <text:p text:style-name="P2"/>
      <text:p text:style-name="P3">3. Convert the decimal number (73)<text:span text:style-name="T1">10 </text:span>to binary.</text:p>
      <text:p text:style-name="P5">73-(2^6)=9</text:p>
      <text:p text:style-name="P5">9-(2^5)=(-)</text:p>
      <text:p text:style-name="P5">9-(2^4)=(-)</text:p>
      <text:p text:style-name="P5">9-(2^3)=1</text:p>
      <text:p text:style-name="P5">1-(2^2)=(-)</text:p>
      <text:p text:style-name="P5">1-(2^1)=(-)</text:p>
      <text:p text:style-name="P5">1-(2^0)=0</text:p>
      <text:p text:style-name="P5"/>
      <text:p text:style-name="P5">=1001001</text:p>
      <text:p text:style-name="P2"/>
      <text:p text:style-name="P2">4. Convert the decimal number (1001)<text:span text:style-name="T1">10 </text:span>to binary.</text:p>
      <text:p text:style-name="P6">1001-(2^9)=489</text:p>
      <text:p text:style-name="P6">489-(2^8)=233</text:p>
      <text:p text:style-name="P6">233-(2^7)=105</text:p>
      <text:p text:style-name="P6">105-(2^6)=41</text:p>
      <text:p text:style-name="P6">41-(2^5)=9</text:p>
      <text:p text:style-name="P6">9-(2^4)=(-)</text:p>
      <text:p text:style-name="P6">9-(2^3)=1</text:p>
      <text:p text:style-name="P6">1-(2^2)=(-)</text:p>
      <text:p text:style-name="P6">1-(2^1)=(-)</text:p>
      <text:p text:style-name="P6">1-(2^0)=0</text:p>
      <text:p text:style-name="P6"/>
      <text:p text:style-name="P6">=1111101001</text:p>
      <text:p text:style-name="P2"/>
      <text:p text:style-name="P3">5. Assuming that the binary number is unsigned, how many binary digits (bits) will it take to store the equivalent of the decimal number (257)<text:span text:style-name="T1">10</text:span>? How do you know?</text:p>
      <text:p text:style-name="P7">It will take 9 bits since 2^8 is 256, and (257)10 is higher than 256</text:p>
      <text:p text:style-name="P2"/>
      <text:p text:style-name="P2">6. Assuming that the binary number is signed using the sign+magnitude method, how many bits will it take to store the equivalent of the decimal number (257)<text:span text:style-name="T1">10</text:span>? How do you know?</text:p>
      <text:p text:style-name="P2"/>
      <text:p text:style-name="P7"><text:soft-page-break/>It will take 10 bits since (257)10 in binary is 9 bits, and then you would add a bit for positive so 9+1 bits is 10.</text:p>
      <text:p text:style-name="P2"/>
      <text:p text:style-name="P2">7. Assuming that the binary number is signed using the twos-complement method, how many bits will it take to store the equivalent of the decimal number (257)<text:span text:style-name="T1">10</text:span>? How do you know?</text:p>
      <text:p text:style-name="P2"/>
      <text:p text:style-name="P7">It will still take 10 bits, but it will still flip the bits values (other than the first bit)</text:p>
      <text:p text:style-name="P2"/>
      <text:p text:style-name="P3">8. Convert the sign+magnitude binary number (101010)<text:span text:style-name="T1">2 </text:span>to decimal.</text:p>
      <text:p text:style-name="P3"/>
      <text:p text:style-name="P7">0+2^1+0+2^3+0=2+8=10</text:p>
      <text:p text:style-name="P7">But since it’s got a 1, it is a negative:</text:p>
      <text:p text:style-name="P7">-10</text:p>
      <text:p text:style-name="P3"/>
      <text:p text:style-name="P3">9. Convert the twos-complement binary number (101101101101)<text:span text:style-name="T1">2 </text:span>to decimal.</text:p>
      <text:p text:style-name="P8">The first bit gives us 1, which means this number is negative: 01101101101</text:p>
      <text:p text:style-name="P8"/>
      <text:p text:style-name="P8">Then we flip the rest of the bits: 10010010010</text:p>
      <text:p text:style-name="P8"/>
      <text:p text:style-name="P8">Then we add one: 10010010011</text:p>
      <text:p text:style-name="P8"/>
      <text:p text:style-name="P8">And now:</text:p>
      <text:p text:style-name="P8">2^0+2^1+0+0+2^4+0+0+2^7+0+0+2^10=1171</text:p>
      <text:p text:style-name="P8"/>
      <text:p text:style-name="P2"/>
      <text:p text:style-name="Standard"><text:span text:style-name="T3">10. Convert the decimal number (42)</text:span><text:span text:style-name="T6">10 </text:span><text:span text:style-name="T3">to twos-complement bin</text:span><text:span text:style-name="T4">ary</text:span></text:p>
      <text:p text:style-name="Standard"><text:span text:style-name="T4"/></text:p>
      <text:p text:style-name="P9"><text:span text:style-name="T4">4</text:span><text:span text:style-name="T3">2-</text:span><text:span text:style-name="T5">(</text:span><text:span text:style-name="T3">2^</text:span><text:span text:style-name="T5">5)=10</text:span></text:p>
      <text:p text:style-name="P10"><text:span text:style-name="T3">10-(2^4)=(-)</text:span></text:p>
      <text:p text:style-name="P10"><text:span text:style-name="T3">10-(2^3)=2</text:span></text:p>
      <text:p text:style-name="P10"><text:span text:style-name="T3">2-(2^2)=(-)</text:span></text:p>
      <text:p text:style-name="P10"><text:span text:style-name="T3">2-(2^1)=0</text:span></text:p>
      <text:p text:style-name="P10"><text:span text:style-name="T3">2-(2^0)=(-)</text:span></text:p>
      <text:p text:style-name="P10"><text:span text:style-name="T3"/></text:p>
      <text:p text:style-name="P10"><text:span text:style-name="T3">=101010</text:span></text:p>
      <text:p text:style-name="P10"><text:span text:style-name="T3"/></text:p>
      <text:p text:style-name="P10"><text:span text:style-name="T3">Then Flip the bits 010101</text:span></text:p>
      <text:p text:style-name="P10"><text:span text:style-name="T3"/></text:p>
      <text:p text:style-name="P10"><text:span text:style-name="T3">Then add 0 to the front 0010101</text:span></text:p>
      <text:p text:style-name="P10"><text:soft-page-break/><text:span text:style-name="T3"/></text:p>
      <text:p text:style-name="P10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4T14:29:31.187253884</meta:creation-date>
    <dc:date>2016-09-14T15:28:28.127748631</dc:date>
    <meta:editing-duration>PT5M42S</meta:editing-duration>
    <meta:editing-cycles>1</meta:editing-cycles>
    <meta:document-statistic meta:table-count="0" meta:image-count="0" meta:object-count="0" meta:page-count="3" meta:paragraph-count="53" meta:word-count="304" meta:character-count="1919" meta:non-whitespace-character-count="1668"/>
    <meta:generator>LibreOffice/5.1.4.2$Linux_X86_64 LibreOffice_project/10m0$Build-2</meta:generator>
  </office:meta>
</office:document-meta>
</file>